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ucida Console', 'Courier New', monospace"/>
    <style:font-face style:name="Gotham" svg:font-family="Gotham, 'Helvetica Neue', Helvetica, arial, 'sans serif'"/>
    <style:font-face style:name="OpenSymbol" svg:font-family="OpenSymbol"/>
    <style:font-face style:name="Roboto1" svg:font-family="Roboto, 'Source Sans Pro', Helvetica, Arial, sans-serif"/>
    <style:font-face style:name="Roboto" svg:font-family="Roboto, arial, sans-serif"/>
    <style:font-face style:name="Roboto2" svg:font-family="Roboto, sans-serif"/>
    <style:font-face style:name="Segoe UI" svg:font-family="'Segoe UI', Tahoma, sans-serif"/>
    <style:font-face style:name="Tahoma1" svg:font-family="Tahoma"/>
    <style:font-face style:name="Work Sans" svg:font-family="'Work Sans'"/>
    <style:font-face style:name="calibri" svg:font-family="calibri"/>
    <style:font-face style:name="effra" svg:font-family="effra, Avenir,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545454" style:font-name="Roboto" fo:font-size="12pt" fo:letter-spacing="normal" fo:font-style="normal" fo:font-weight="normal"/>
    </style:style>
    <style:style style:name="P3" style:family="paragraph" style:parent-style-name="Standard">
      <style:paragraph-properties fo:margin-left="0in" fo:margin-right="0in" fo:orphans="2" fo:widows="2" fo:text-indent="0in" style:auto-text-indent="false"/>
      <style:text-properties fo:font-variant="normal" fo:text-transform="none" fo:color="#000000" style:font-name="calibri" fo:font-size="13.5pt" fo:letter-spacing="0.0102in" fo:font-style="normal" fo:font-weight="normal"/>
    </style:style>
    <style:style style:name="P4" style:family="paragraph" style:parent-style-name="Standard">
      <style:paragraph-properties fo:margin-left="0in" fo:margin-right="0in" fo:orphans="2" fo:widows="2" fo:text-indent="0in" style:auto-text-indent="false"/>
    </style:style>
    <style:style style:name="P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Roboto" fo:font-size="12pt" fo:letter-spacing="normal" fo:font-style="normal" fo:font-weight="bold"/>
    </style:style>
    <style:style style:name="P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545454" style:font-name="Roboto" fo:font-size="12pt" fo:letter-spacing="normal" fo:font-style="normal" fo:font-weight="normal"/>
    </style:style>
    <style:style style:name="P7" style:family="paragraph" style:parent-style-name="Text_20_body">
      <style:paragraph-properties fo:margin-left="0in" fo:margin-right="0in" fo:text-align="start" style:justify-single-word="false" fo:orphans="2" fo:widows="2" fo:text-indent="0in" style:auto-text-indent="false"/>
    </style:style>
    <style:style style:name="P8"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000000" style:font-name="Work Sans" fo:font-size="12.75pt" fo:letter-spacing="normal" fo:font-style="normal" fo:font-weight="normal"/>
    </style:style>
    <style:style style:name="P9" style:family="paragraph" style:parent-style-name="Text_20_body">
      <style:paragraph-properties fo:margin-left="0in" fo:margin-right="0in" fo:margin-top="0in" fo:margin-bottom="0in" fo:orphans="2" fo:widows="2" fo:text-indent="0in" style:auto-text-indent="false" fo:padding="0in" fo:border="none"/>
    </style:style>
    <style:style style:name="P10" style:family="paragraph" style:parent-style-name="Text_20_body">
      <style:paragraph-properties fo:margin-left="0in" fo:margin-right="0in" fo:margin-top="0in" fo:margin-bottom="0in" fo:orphans="2" fo:widows="2" fo:text-indent="0in" style:auto-text-indent="false" fo:padding="0in" fo:border="none"/>
      <style:text-properties style:font-name="Work Sans" fo:font-size="12.75pt"/>
    </style:style>
    <style:style style:name="P11" style:family="paragraph" style:parent-style-name="Standard">
      <style:text-properties fo:font-size="13pt" fo:font-weight="bold" style:font-size-asian="13pt" style:font-weight-asian="bold" style:font-size-complex="13pt" style:font-weight-complex="bold"/>
    </style:style>
    <style:style style:name="P12" style:family="paragraph" style:parent-style-name="Standard">
      <style:paragraph-properties fo:margin-left="0in" fo:margin-right="0in" fo:orphans="2" fo:widows="2" fo:text-indent="0in" style:auto-text-indent="false"/>
      <style:text-properties fo:font-variant="normal" fo:text-transform="none" fo:color="#000000" style:font-name="calibri" fo:font-size="13.5pt" fo:letter-spacing="0.0102in" fo:font-style="normal" style:text-underline-style="none" fo:font-weight="normal"/>
    </style:style>
    <style:style style:name="P13" style:family="paragraph" style:parent-style-name="Text_20_body" style:list-style-name="L1">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545454" style:font-name="Roboto" fo:font-size="12pt" fo:letter-spacing="normal" fo:font-style="normal" fo:font-weight="normal"/>
    </style:style>
    <style:style style:name="P14" style:family="paragraph" style:parent-style-name="Text_20_body" style:list-style-name="L1">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444444" style:font-name="Roboto1" fo:font-size="12pt" fo:letter-spacing="normal" fo:font-style="normal" fo:font-weight="normal"/>
    </style:style>
    <style:style style:name="P15"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000000" style:font-name="Work Sans" fo:font-size="12.75pt" fo:letter-spacing="normal" fo:font-style="normal" fo:font-weight="normal"/>
    </style:style>
    <style:style style:name="P16" style:family="paragraph" style:parent-style-name="Text_20_body" style:list-style-name="L2">
      <style:paragraph-properties fo:margin-left="0in" fo:margin-right="0in" fo:margin-top="0in" fo:margin-bottom="0in" fo:line-height="160%" fo:orphans="2" fo:widows="2" fo:text-indent="0in" style:auto-text-indent="false" fo:padding="0in" fo:border="none"/>
      <style:text-properties fo:font-variant="normal" fo:text-transform="none" fo:color="#000000" style:font-name="Work Sans" fo:font-size="12.75pt" fo:letter-spacing="normal" fo:font-style="normal" fo:font-weight="normal"/>
    </style:style>
    <style:style style:name="P17" style:family="paragraph" style:parent-style-name="Text_20_body" style:list-style-name="L2">
      <style:paragraph-properties fo:margin-left="0in" fo:margin-right="0in" fo:margin-top="0in" fo:margin-bottom="0in" fo:line-height="160%" fo:orphans="2" fo:widows="2" fo:text-indent="0in" style:auto-text-indent="false" fo:padding="0in" fo:border="none"/>
      <style:text-properties fo:font-variant="normal" fo:text-transform="none" fo:color="#000000" style:font-name="Work Sans" fo:letter-spacing="normal" fo:font-style="normal" fo:font-weight="normal"/>
    </style:style>
    <style:style style:name="P18" style:family="paragraph" style:parent-style-name="Text_20_body" style:list-style-name="L3">
      <style:paragraph-properties fo:margin-left="0in" fo:margin-right="0in" fo:margin-top="0in" fo:margin-bottom="0in" fo:text-indent="0in" style:auto-text-indent="false" fo:padding="0in" fo:border="none"/>
      <style:text-properties style:font-name="Consolas" fo:font-size="9pt" fo:background-color="#eeeeee"/>
    </style:style>
    <style:style style:name="P1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Work Sans" fo:font-size="12.75pt" fo:letter-spacing="normal" fo:font-style="normal" fo:font-weight="normal"/>
    </style:style>
    <style:style style:name="P20" style:family="paragraph" style:parent-style-name="Text_20_body" style:list-style-name="L4">
      <style:paragraph-properties fo:margin-top="0in" fo:margin-bottom="0in" fo:padding="0in" fo:border="none"/>
      <style:text-properties style:font-name="Consolas" fo:font-size="9pt" fo:background-color="#eeeeee"/>
    </style:style>
    <style:style style:name="P21" style:family="paragraph" style:parent-style-name="Text_20_body">
      <style:paragraph-properties fo:margin-left="0.0626in" fo:margin-right="0.0311in" fo:margin-top="0.0311in" fo:margin-bottom="0.0311in" fo:text-align="center" style:justify-single-word="false" fo:text-indent="0in" style:auto-text-indent="false" fo:padding="0in" fo:border="none"/>
      <style:text-properties fo:font-size="7.5pt"/>
    </style:style>
    <style:style style:name="T1" style:family="text">
      <style:text-properties fo:font-variant="normal" fo:text-transform="none" fo:color="#6a6a6a" style:font-name="Roboto" fo:font-size="12pt" fo:letter-spacing="normal" fo:font-style="normal" fo:font-weight="bold"/>
    </style:style>
    <style:style style:name="T2" style:family="text">
      <style:text-properties fo:font-variant="normal" fo:text-transform="none" fo:color="#545454" style:font-name="Roboto" fo:font-size="12pt" fo:letter-spacing="normal" fo:font-style="normal" fo:font-weight="normal"/>
    </style:style>
    <style:style style:name="T3" style:family="text">
      <style:text-properties fo:font-variant="normal" fo:text-transform="none" fo:color="#000000" style:font-name="calibri" fo:font-size="13.5pt" fo:letter-spacing="0.0102in" fo:font-style="normal" fo:font-weight="bold"/>
    </style:style>
    <style:style style:name="T4" style:family="text">
      <style:text-properties fo:font-variant="normal" fo:text-transform="none" fo:color="#000000" style:font-name="Gotham" fo:font-size="10.5pt" fo:letter-spacing="normal" fo:font-style="normal" fo:font-weight="normal"/>
    </style:style>
    <style:style style:name="T5" style:family="text">
      <style:text-properties fo:font-variant="normal" fo:text-transform="none" fo:color="#000000" style:font-name="Work Sans" fo:font-size="12.75pt" fo:letter-spacing="normal" fo:font-style="normal" fo:font-weight="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3d414a" style:font-name="effra" fo:font-size="15pt" fo:letter-spacing="normal" fo:font-style="normal" fo:font-weight="normal"/>
    </style:style>
    <style:style style:name="T8" style:family="text">
      <style:text-properties fo:font-variant="normal" fo:text-transform="none" fo:color="#333333" style:font-name="Roboto2" fo:font-size="12.75pt" fo:letter-spacing="normal" fo:font-style="normal" fo:font-weight="normal"/>
    </style:style>
    <style:style style:name="T9" style:family="text">
      <style:text-properties fo:color="#6a6a6a" style:font-name="Roboto" fo:font-style="normal" fo:font-weight="bold"/>
    </style:style>
    <style:style style:name="T10" style:family="text">
      <style:text-properties fo:color="#545454" style:font-name="Roboto" fo:font-style="normal" fo:font-weight="bold"/>
    </style:style>
    <style:style style:name="T11" style:family="text">
      <style:text-properties fo:color="#000000" style:font-name="Gotham" fo:font-size="10.5pt"/>
    </style:style>
    <style:style style:name="T12" style:family="text">
      <style:text-properties fo:font-size="12.75pt"/>
    </style:style>
    <style:style style:name="T13" style:family="text">
      <style:text-properties fo:font-size="12.75pt" fo:font-weight="bold"/>
    </style:style>
    <style:style style:name="T14" style:family="text">
      <style:text-properties fo:font-weight="bold"/>
    </style:style>
    <style:style style:name="T15" style:family="text">
      <style:text-properties fo:color="#c80000"/>
    </style:style>
    <style:style style:name="T16" style:family="text">
      <style:text-properties fo:color="#c80000" style:font-name="Consolas" fo:font-size="9pt" fo:background-color="#eeeeee"/>
    </style:style>
    <style:style style:name="T17" style:family="text">
      <style:text-properties style:font-name="Consolas" fo:font-size="9pt" fo:background-color="#eeeeee"/>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Strong_20_Emphasis"><text:span text:style-name="T3">Sesame Seed Chutney</text:span></text:span></text:p>
      <text:p text:style-name="P3">Ingredients for chutney:</text:p>
      <text:p text:style-name="P3">1 cup white sesame seeds, lightly rosted.</text:p>
      <text:p text:style-name="P3">1 cup chopped fresh cilantro (Dhaniya).</text:p>
      <text:p text:style-name="P3">1 tablespoon fresh ginger, chopped.</text:p>
      <text:p text:style-name="P3">2 tablespoons shredded coconut.</text:p>
      <text:p text:style-name="P3">1 tablespoon green chili, chopped.</text:p>
      <text:p text:style-name="Standard">1/3 cup curry leaves.</text:p>
      <text:p text:style-name="P3">1/2 cup fresh curd.</text:p>
      <text:p text:style-name="P3">1/4 cup water.</text:p>
      <text:p text:style-name="P12">Salt to taste.</text:p>
      <text:p text:style-name="P3"/>
      <text:p text:style-name="Standard">For Tempering (Tadka)</text:p>
      <text:p text:style-name="Standard">2 tablespoons oil.</text:p>
      <text:p text:style-name="Standard">1 teaspoon mustard seeds.</text:p>
      <text:p text:style-name="Standard">1 teaspoon cumin seeds.</text:p>
      <text:p text:style-name="Standard">1/2 tablespoon garlic, finely chopped.</text:p>
      <text:p text:style-name="Standard">1 dried red chilli, broken.</text:p>
      <text:p text:style-name="Standard">a few curry leaves.</text:p>
      <text:p text:style-name="Standard"/>
      <text:p text:style-name="Standard">DIRECTIONS</text:p>
      <text:p text:style-name="Standard"/>
      <text:p text:style-name="Standard">Blend the ingredients for chutney with a little water, as required.</text:p>
      <text:p text:style-name="Standard"/>
      <text:p text:style-name="Standard">Start the tempering by the heating oil.</text:p>
      <text:p text:style-name="Standard">Then add the mustard seeds, cumin seeds, garlic, red chilli and curry leaves.</text:p>
      <text:p text:style-name="Standard">Allow the tempering to sputter.</text:p>
      <text:p text:style-name="Standard">Finally, pour the tempering over the sesame chutney and serve It!</text:p>
      <text:p text:style-name="Standard"/>
      <text:p text:style-name="Standard">Sesame chutney Dip</text:p>
      <text:p text:style-name="Standard">Ingredients:</text:p>
      <text:p text:style-name="Standard">1/2 cup untempered sesame chutney.</text:p>
      <text:p text:style-name="Standard">1/4 cup water.</text:p>
      <text:p text:style-name="Standard">1/3 cup fresh curd.</text:p>
      <text:p text:style-name="Standard">1/3 cup sour cream</text:p>
      <text:p text:style-name="Standard">1 tablespoon olive oil.</text:p>
      <text:p text:style-name="Standard">1 tablespoon fried, finely chopped garlic.</text:p>
      <text:p text:style-name="Standard">Salt to taste.</text:p>
      <text:p text:style-name="Standard"/>
      <text:p text:style-name="Standard">DIRECTIONS</text:p>
      <text:p text:style-name="Standard"/>
      <text:p text:style-name="Standard">Add water, curd, sour cream and salt to the sesame chutney, and give it a quick pulse in a blender to mix well. Transfer to a bowl and mix in the garlic. Pour the olive oil over the chutney. The dip is now reddy for nachos, pasta or as a spread on a sandwich or burger, or even as a salad dressing.</text:p>
      <text:p text:style-name="Standard"/>
      <text:p text:style-name="Standard">Fresh coconut chutney.</text:p>
      <text:p text:style-name="Standard"/>
      <text:p text:style-name="Standard">Ingredients:</text:p>
      <text:p text:style-name="Standard">2 cups chopped fresh cilantro (Dhaniya).</text:p>
      <text:p text:style-name="Standard">1/2 cup chopped mint.</text:p>
      <text:p text:style-name="Standard"><text:soft-page-break/>1/2 cup chopped fresh cilantro (Dhaniya).</text:p>
      <text:p text:style-name="Standard">1 tablespoon fresh ginger, chopped.</text:p>
      <text:p text:style-name="Standard">1 tablespoon garlic, chopped.</text:p>
      <text:p text:style-name="Standard">1 tablespoon green chili, chopped.</text:p>
      <text:p text:style-name="Standard">1 cup shredded coconut.</text:p>
      <text:p text:style-name="Standard">1/3 cup fresh curd.</text:p>
      <text:p text:style-name="Standard">1/4 cup water.</text:p>
      <text:p text:style-name="Standard">Salt to taste.</text:p>
      <text:p text:style-name="Standard"/>
      <text:p text:style-name="Standard">For Tempering (Tadka)</text:p>
      <text:p text:style-name="Standard">2 tablespoon oil.</text:p>
      <text:p text:style-name="Standard">1 teaspoon mustard seeds.</text:p>
      <text:p text:style-name="Standard">1 teaspoon urad dal.</text:p>
      <text:p text:style-name="Standard">pinch of hing / asafoetida.</text:p>
      <text:p text:style-name="Standard">1 dried red chilli, broken.</text:p>
      <text:p text:style-name="Standard">a few curry leaves.</text:p>
      <text:p text:style-name="Standard">DIRECTIONS</text:p>
      <text:p text:style-name="Standard"/>
      <text:p text:style-name="Standard">Blend all the ingredients with a little water as required.</text:p>
      <text:p text:style-name="Standard"><text:s/>Start the tempering by the heating oil.</text:p>
      <text:p text:style-name="Standard">Then add the mustard seeds, <text:s/>urad dal, cumin seeds, garlic, red chilli and curry leaves.</text:p>
      <text:p text:style-name="Standard">Allow the tempering to sputter.</text:p>
      <text:p text:style-name="Standard">Finally, pour the tempering over the sesame chutney and serve It!</text:p>
      <text:p text:style-name="Standard"/>
      <text:p text:style-name="Standard">Coconut chutney Dip </text:p>
      <text:p text:style-name="Standard">1 cup cup untempered coconut chutney</text:p>
      <text:p text:style-name="Standard">1/3 cup fresh curd.</text:p>
      <text:p text:style-name="Standard">1/4 cup sour cream</text:p>
      <text:p text:style-name="Standard">1/3 cup <text:span text:style-name="T5">cream cheese</text:span> </text:p>
      <text:p text:style-name="Standard">1 tsp olive oil.</text:p>
      <text:p text:style-name="P12">Salt to taste.</text:p>
      <text:p text:style-name="Standard"/>
      <text:p text:style-name="Standard">DIRECTIONS</text:p>
      <text:p text:style-name="Standard"/>
      <text:p text:style-name="Standard">Add water, curd, sour cream, <text:span text:style-name="T5">cream cheese</text:span> <text:s/>and salt in to Coconut chutney and give quick pulse in blender to mix well. <text:s/>Pour olive oil over the chutney. The dip is reddy for nachos, pasta or as a spread on a sandwich or burger, or even as a salad dressing.</text:p>
      <text:p text:style-name="Standard"/>
      <text:p text:style-name="Standard">Peanut chutney recipe.</text:p>
      <text:p text:style-name="Standard">Ingredients:</text:p>
      <text:p text:style-name="Standard">1 cup dry roasted peanuts without skin. </text:p>
      <text:p text:style-name="Standard">3 green chili, chopped.</text:p>
      <text:p text:style-name="Standard">1 tablespoon garlic, chopped.</text:p>
      <text:p text:style-name="Standard">1 cup chopped fresh cilantro (Dhaniya).</text:p>
      <text:p text:style-name="Standard">1/3 cup curry leaves.</text:p>
      <text:p text:style-name="Standard">1/2 cup fresh curd. </text:p>
      <text:p text:style-name="Standard">1/4 cup water.</text:p>
      <text:p text:style-name="P12">Salt to taste.</text:p>
      <text:p text:style-name="Standard">For Tempering (Tadka)</text:p>
      <text:p text:style-name="Standard">2 tablespoon oil.</text:p>
      <text:p text:style-name="Standard">1 teaspoon mustard seeds</text:p>
      <text:p text:style-name="Standard">1 teaspoon cumin seeds.</text:p>
      <text:p text:style-name="Standard"><text:soft-page-break/>1 dried red chilli, broken.</text:p>
      <text:p text:style-name="Standard">1 teaspoon finely chopped garlic.</text:p>
      <text:p text:style-name="Standard">few curry leaves.</text:p>
      <text:p text:style-name="Standard">DIRECTIONS</text:p>
      <text:p text:style-name="Standard"/>
      <text:p text:style-name="Standard">Blend all the ingredients with a little water as required, to fine paste. Finish with</text:p>
      <text:p text:style-name="Standard">mustard, Cumin seeds and very fine chopped garlic tadka.</text:p>
      <text:p text:style-name="Standard"/>
      <text:p text:style-name="Standard">For Tempering (Tadka)</text:p>
      <text:p text:style-name="Standard">now prepare the tempering by heating <text:s/>oil.</text:p>
      <text:p text:style-name="Standard">Also add in <text:s/>mustard seeds, cumin seeda, <text:s/>finelly chopped garlic, dried red chilli and few curry leaves.</text:p>
      <text:p text:style-name="Standard">Allow the tempering to sputter.</text:p>
      <text:p text:style-name="Standard">Finally, pour the tempering over peanut chutney. It is reddy to serve!</text:p>
      <text:p text:style-name="Standard"/>
      <text:p text:style-name="Standard">Dry Peanut chutney recipe.</text:p>
      <text:p text:style-name="Standard">Ingredients :</text:p>
      <text:p text:style-name="Standard">1 cup dry roasted peanuts without skin.</text:p>
      <text:p text:style-name="Standard">1/4 cup curry leaves.</text:p>
      <text:p text:style-name="Standard">1tablespoons cumin seeds.</text:p>
      <text:p text:style-name="Standard">1/2 tablespoons red chilli powder hot.</text:p>
      <text:p text:style-name="Standard">1/4 tsp turmeric powder.</text:p>
      <text:p text:style-name="Standard">1/3 cup chopped garlic </text:p>
      <text:p text:style-name="P12">Salt to taste.</text:p>
      <text:p text:style-name="Standard"/>
      <text:p text:style-name="Standard">DIRECTIONS</text:p>
      <text:p text:style-name="Standard">Blend <text:s/>the garlic, cumin seeds and curry leaves first than add the peanuts, salt,turmeric, chilli powder and <text:span text:style-name="T4">stirr it than b</text:span>lend agine. It is important not to over blend it. So use short pulses. Leave it curse. </text:p>
      <text:p text:style-name="Standard">Place it in airtight container and store in refrigerator for instant anytime use.Enjoy with Roti, Puri or sandwich. </text:p>
      <text:p text:style-name="Standard"/>
      <text:p text:style-name="Standard"><text:s/>Peanut Dip </text:p>
      <text:p text:style-name="Standard">Ingredients </text:p>
      <text:p text:style-name="Standard">1/2 cup Dry Peanut chutney.</text:p>
      <text:p text:style-name="Standard">1/4 cup water.</text:p>
      <text:p text:style-name="Standard">1/3 cup fresh curd.</text:p>
      <text:p text:style-name="Standard">1/3 cup sour cream</text:p>
      <text:p text:style-name="Standard">1/3 cup shredded sharp cheddar cheese</text:p>
      <text:p text:style-name="P12">Salt to taste.</text:p>
      <text:p text:style-name="Standard"/>
      <text:p text:style-name="Standard">DIRECTIONS</text:p>
      <text:p text:style-name="Standard"/>
      <text:p text:style-name="Standard">Add <text:s/>cup water and cup curd, shredded sharp cheddar cheese, sour cream and salt in <text:s/>and <text:s/>give quick pulse in blender. Than add Dry Peanut chutney and <text:s/>give quick pulse in blender to mix well. The dip is reddy for nachos, pasta or as a spread on a sandwich or burger, or even as a salad dressing.</text:p>
      <text:p text:style-name="Standard"/>
      <text:p text:style-name="Standard"/>
      <text:p text:style-name="Standard">Red chilli garlic chutney.</text:p>
      <text:p text:style-name="Standard">Ingredients :</text:p>
      <text:p text:style-name="Standard">1/2 cup hot red chilli powder dry.</text:p>
      <text:p text:style-name="Standard"><text:soft-page-break/>1/3 cup chopped garlic.</text:p>
      <text:p text:style-name="Standard">1/2 cup water.</text:p>
      <text:p text:style-name="Standard">1/2 tablespoon <text:s/>chopped fresh cilantro (Dhaniya).</text:p>
      <text:p text:style-name="P12">Salt to taste.</text:p>
      <text:p text:style-name="Standard">DIRECTIONS</text:p>
      <text:p text:style-name="Standard">Blend <text:s/>garlic, red chilli powder, water and salt in to curse paste. Pure in to the dish and add chopped fresh cilantro/ Dhaniya and <text:span text:style-name="T4">stirr</text:span>. Serve with smosa, kachuri, pakora, Dosa any kind of fried food!</text:p>
      <text:p text:style-name="Standard"/>
      <text:p text:style-name="Standard">Red chilli garlic chutney Dip.</text:p>
      <text:p text:style-name="Standard">Ingredients Nutrition:</text:p>
      <text:p text:style-name="Standard">1/2 cupRed chilli garlic chutney</text:p>
      <text:p text:style-name="Standard">1/4 cup water.</text:p>
      <text:p text:style-name="Standard">1/4 cup fresh curd.</text:p>
      <text:p text:style-name="Standard">1/4 cup shredded mixed sharp cheddar, mozzarella cheese.</text:p>
      <text:p text:style-name="Standard">1/3 cup <text:span text:style-name="T5">cream cheese</text:span> </text:p>
      <text:p text:style-name="P12">Salt to taste.</text:p>
      <text:p text:style-name="Standard">DIRECTIONS</text:p>
      <text:p text:style-name="Standard"/>
      <text:p text:style-name="Standard">Add water, curd, shredded sharp cheddar, mozzarella cheese, <text:span text:style-name="T5">cream cheese</text:span> <text:s/>and salt in to dry Peanut chutney and give quick pulse in blender to mix well. Hot dip is reddy for Nachos,Pasta or spread on sandwich, burger etc.</text:p>
      <text:p text:style-name="Standard"/>
      <text:p text:style-name="Standard">Red chilli garlic Ghee chutny </text:p>
      <text:p text:style-name="Standard">Ingredients </text:p>
      <text:p text:style-name="Standard">1/2 cup hot red chilli powder dry.</text:p>
      <text:p text:style-name="Standard">1/3 cup chopped garlic.</text:p>
      <text:p text:style-name="Standard">1/4 cup curry leaves.</text:p>
      <text:p text:style-name="Standard">1 <text:s/>tablespoon <text:s/>ginger chopped.</text:p>
      <text:p text:style-name="Standard">2 teaspoon cumin seeds.</text:p>
      <text:p text:style-name="Standard">1 cup cow Ghee.</text:p>
      <text:p text:style-name="P12">Salt to taste.</text:p>
      <text:p text:style-name="Standard">DIRECTIONS</text:p>
      <text:p text:style-name="Standard">Blend all the ingredients without water in to curse paste.Transfer to a bowl. In a havy pen heat up the ghee. When ghee is hot turn off the stove and add the chilli garlic paste in to it and <text:span text:style-name="T4">stirr</text:span> well do not let this burn.</text:p>
      <text:p text:style-name="Standard">Ghee chutny is reddy for serve. enjoy with Prata or Puri! </text:p>
      <text:p text:style-name="Standard">Note:</text:p>
      <text:p text:style-name="Standard">Place it in airtight container and store in refrigerator for instant anytime use.</text:p>
      <text:p text:style-name="Standard">Heat up befour serving.</text:p>
      <text:p text:style-name="Standard"/>
      <text:p text:style-name="Standard">Fire roasted tomatoes chutny</text:p>
      <text:p text:style-name="Standard">Ingredients</text:p>
      <text:p text:style-name="Standard">2 Fire roasted tomatoes</text:p>
      <text:p text:style-name="Standard">1 teaspoon <text:s/>chopped fresh cilantro( Dhaniya).</text:p>
      <text:p text:style-name="Standard">1/2 teaspoon <text:s/>green chillis chopped.</text:p>
      <text:p text:style-name="P12">Salt to taste.</text:p>
      <text:p text:style-name="Standard">DIRECTIONS</text:p>
      <text:p text:style-name="Standard">Roast the tomatoes in fire (stove) and let them cool than peel off the skin. Mesh the tomatoes and add salt, green chillis and chopped fresh cilantro.</text:p>
      <text:p text:style-name="Standard">Enjoy!</text:p>
      <text:p text:style-name="Standard">Green Mango Chutney Recipe</text:p>
      <text:p text:style-name="Standard"><text:soft-page-break/>This tangy green mango chutney</text:p>
      <text:p text:style-name="Standard">Ingredients</text:p>
      <text:p text:style-name="Standard">1/2 medium size Raw, Peeled Green Mango.</text:p>
      <text:p text:style-name="Standard">2 Green Chillies, seeded and chopped.</text:p>
      <text:p text:style-name="Standard">1/2 teaspoon rosted rosted Cumin Seeds powder.</text:p>
      <text:p text:style-name="Text_20_body">1/4 teaspoon or rosted Fenugreek Seeds (rosted Methi) powder.</text:p>
      <text:p text:style-name="Standard">1/4 cup water.</text:p>
      <text:p text:style-name="Standard">1cup chopped fresh cilantro (Dhaniya).</text:p>
      <text:p text:style-name="Standard">Salt to taste.</text:p>
      <text:p text:style-name="Standard">DIRECTIONS</text:p>
      <text:p text:style-name="Standard">Peel and cut mango into small chunks. Add mango pieces, green chilli, <text:s/>cumin seeds, Fenugreek Seeds,cilantro (Dhaniya),water and salt in a blender jar. blend to a smooth paste. Serve it as an accompaniment or condiment with snacks and Indian meals.</text:p>
      <text:p text:style-name="Standard">Place it in airtight container and store in refrigerator for instant anytime use.</text:p>
      <text:p text:style-name="Standard"/>
      <text:p text:style-name="Standard">Green Mango Chutney Dip Recipe</text:p>
      <text:p text:style-name="Standard">Ingredients :</text:p>
      <text:p text:style-name="Standard">1/2 cup Green Mango Chutney.</text:p>
      <text:p text:style-name="Standard">1/4 cup water.</text:p>
      <text:p text:style-name="Standard">1/3 cup fresh curd.</text:p>
      <text:p text:style-name="Standard">1/3 cup <text:span text:style-name="T5">cream cheese</text:span> .</text:p>
      <text:p text:style-name="Standard">1 tablespoon olive oil.</text:p>
      <text:p text:style-name="P12">Salt to taste.</text:p>
      <text:p text:style-name="Standard"/>
      <text:p text:style-name="Standard">DIRECTIONS</text:p>
      <text:p text:style-name="Standard"/>
      <text:p text:style-name="Standard">Add water and <text:s/>cup curd, creamcheese and salt and give quick pulse in blender. Than add Green Mango Chutney chutney and give quick pulse in blender to mix well. Pour olive oil over the chutney. The dip is reddy for nachos, pasta or as a spread on a sandwich or burger, or even as a salad dressing.</text:p>
      <text:p text:style-name="Standard"/>
      <text:p text:style-name="Standard">Green tomato cilantro/ Dhaniya chutny.</text:p>
      <text:p text:style-name="Standard">forever green chutny for any meel. It is a everyday chutny.</text:p>
      <text:p text:style-name="Standard">Ingredients :</text:p>
      <text:p text:style-name="Standard">1 bunch of chopped fresh cilantro/ Dhaniya</text:p>
      <text:p text:style-name="Standard">2 tomatoes.</text:p>
      <text:p text:style-name="Standard">2 Small green chilies.</text:p>
      <text:p text:style-name="Standard">1 tablespoon Lamon juice.</text:p>
      <text:p text:style-name="P12">Salt to taste.</text:p>
      <text:p text:style-name="P12"/>
      <text:p text:style-name="Standard"/>
      <text:p text:style-name="Standard">DIRECTIONS</text:p>
      <text:p text:style-name="Standard">Squeeze the tomato juice and pulp in bowl and keep in saide. than chope the tomatoes. Now Grind all the ingredients without water in to curse paste.Transfer to a bowl which have tomato pulp on it. Mix well. Testy chutny is reddy! </text:p>
      <text:p text:style-name="Standard"/>
      <text:p text:style-name="P11">Technique for making chutny</text:p>
      <text:p text:style-name="P11"/>
      <text:p text:style-name="P11">A chutny is not a paste, so it is important not to over blend it. Overheating will also ruin your chutny, so use short pulses rather than blending for any length of time.</text:p>
      <text:p text:style-name="P11"/>
      <text:p text:style-name="P11"><text:soft-page-break/>Keeping your Chutny safe</text:p>
      <text:p text:style-name="P11"/>
      <text:p text:style-name="P11">Chutny will keep indefinately in the freezer. But use small containers to avoid having to refreeze leftovers. Of course, power outages will greatly reduce the amount of time that your chutny can be kept—it is important that, once frozen, it is kept frozen until it is ready to be eaten.</text:p>
      <text:p text:style-name="P11"/>
      <text:p text:style-name="P11">Suggestion</text:p>
      <text:p text:style-name="P1"><text:span text:style-name="Emphasis"><text:span text:style-name="T1">Chutney</text:span></text:span><text:span text:style-name="T2"> is a sauce, a sweet or savory but usually spicy condiment. Originally from eastern India, chutny is made from a variety of fruits and/or vegetables, often containing significant amounts of fresh cilantro/ Dhaniya,fresh green or dried red chili peppers.</text:span></text:p>
      <text:p text:style-name="P2"/>
      <text:p text:style-name="P1"><text:span text:style-name="T2"><text:s/>I am sharing with you savory/ spicy chutneys And Dips! You can reduce the spicyness by reducing the amount of chillies. You can adjust all the ingredients according to your taste. All Indian savories are served with this Green </text:span><text:span text:style-name="Emphasis"><text:span text:style-name="T1">Chutney </text:span></text:span><text:span text:style-name="T2">or the Tamarind – Date </text:span><text:span text:style-name="Emphasis"><text:span text:style-name="T1">Chutney</text:span></text:span><text:span text:style-name="T2">.</text:span> </text:p>
      <text:p text:style-name="P1"/>
      <text:p text:style-name="P1"><text:span text:style-name="T7">These types of chutney are best enjoyed with cheese, bread, </text:span><text:span text:style-name="T2">salad <text:s/></text:span><text:span text:style-name="T7">or cold meats, which also makes them amazing in a sandwich (and especially in a grilled cheese) but also perfect for a picnic lunch.</text:span><text:span text:style-name="T4"> </text:span><text:s/></text:p>
      <text:p text:style-name="P1"/>
      <text:p text:style-name="P2">I learned the chutney recipies from my mother, but the dips are my own creations.</text:p>
      <text:p text:style-name="P2"/>
      <text:p text:style-name="P2"/>
      <text:p text:style-name="P2"/>
      <text:p text:style-name="P5">Ways To Eat Chutney</text:p>
      <text:p text:style-name="P6">All Indian meel breakfast lunch or dinner not commplet without chutney. </text:p>
      <text:list xml:id="list2260077525365636179" text:style-name="L1">
        <text:list-item>
          <text:p text:style-name="P13">Serve it on the side of Indian dishes idli, dosa,upma, poha etc.</text:p>
        </text:list-item>
      </text:list>
      <text:p text:style-name="P6">Have it on a sandwich – add it to any kind of salad.</text:p>
      <text:list xml:id="list38430546" text:continue-numbering="true" text:style-name="L1">
        <text:list-item>
          <text:p text:style-name="P14">Puree it and use as a dipping sauce for egg rolls, samosa, vada, <text:span text:style-name="Emphasis"><text:span text:style-name="T9">Patties</text:span></text:span><text:span text:style-name="Emphasis"><text:span text:style-name="T10">, </text:span></text:span><text:span text:style-name="Emphasis"><text:span text:style-name="T9">Cutlets </text:span></text:span>any fried food!</text:p>
        </text:list-item>
        <text:list-item>
          <text:p text:style-name="P14">Serve it alongside a cheese, and-or preserved, cured meat platter.</text:p>
        </text:list-item>
        <text:list-item>
          <text:p text:style-name="P14">Mix it into ground beef or pork and use for meatloaf or sausage roll filling.</text:p>
          <text:p text:style-name="P14"/>
        </text:list-item>
        <text:list-item>
          <text:p text:style-name="P14">Eat it with any kind of cooked pork dish (e.g. chops, tenderloin, ham, etc.</text:p>
        </text:list-item>
        <text:list-item>
          <text:p text:style-name="P14">Serve it with grilled sausages, chicken or Kabab.</text:p>
        </text:list-item>
        <text:list-item>
          <text:p text:style-name="P14">Serve it with roasted chicken / turkey. </text:p>
        </text:list-item>
        <text:list-item>
          <text:p text:style-name="P14">Serve it with pate</text:p>
        </text:list-item>
        <text:list-item>
          <text:p text:style-name="P14">Warm goat cheese or brie, pour chutney over it and serve.</text:p>
          <text:p text:style-name="P14"/>
        </text:list-item>
        <text:list-item>
          <text:p text:style-name="P14">Puree it and glaze meat, roasted sweet potatoes corn, butternut squash, etc.</text:p>
        </text:list-item>
        <text:list-item>
          <text:p text:style-name="P14"/>
        </text:list-item>
        <text:list-item>
          <text:p text:style-name="P14">Puree it and add it to salad dressing.</text:p>
        </text:list-item>
        <text:list-item>
          <text:p text:style-name="P14">Serve it with a grilled cheese sandwich.</text:p>
        </text:list-item>
        <text:list-item>
          <text:p text:style-name="P14"><text:span text:style-name="T11">marinat <text:s/>chicken,</text:span> chicken, turkey and pork with chutney. </text:p>
        </text:list-item>
        <text:list-item>
          <text:p text:style-name="P14">Serve it on a burger, especially a cheese or veggie burger.</text:p>
        </text:list-item>
      </text:list>
      <text:p text:style-name="Text_20_body"/>
      <text:p text:style-name="Text_20_body"><text:line-break/><text:span text:style-name="T4">I marinated some cubed chicken breast with the chutney for about 15 minutes. Sauteed some onions in a some olive oil then added the chicken, covered and cooked on high heat - stirring occaisionally for </text:span><text:soft-page-break/><text:span text:style-name="T4">about 10 mins. I then added tomato paste (heaping tablespoon) and just a dash of water to liquify - stirred and continued to cook (covered) for another 10 mins until cooked through. Delicious served with rice!</text:span> </text:p>
      <text:p text:style-name="Text_20_body"/>
      <text:p text:style-name="Text_20_body"/>
      <text:p text:style-name="P7"><text:span text:style-name="T2">A Twist of Tang</text:span> and Spicy!</text:p>
      <text:p text:style-name="P7"><text:span text:style-name="T5">Wondering what to do with the rest of that jar of chutney that's sitting in the fridge? Here are some different (and tasty) ways to make sure you don't waste that delicious, tangy condiment:</text:span> </text:p>
      <text:p text:style-name="P19">dips and spreads are the most popular appetizer to serve. They're quick and easy to make, delicious and flavorful, and can be served with a huge variety of dippers, crackers, and breads. </text:p>
      <text:p text:style-name="P19">What to serve with the dips? </text:p>
      <text:p text:style-name="P19">The possibilities are endless. </text:p>
      <text:p text:style-name="P19">dips to serve with breadsticks, potato chips, taco chips, crackers, baby carrots, bell pepper strips. tortilla chips. And spreads are perfect with toasted baguette slices or <text:s/>You can also serve french fries</text:p>
      <text:p text:style-name="P19"/>
      <text:p text:style-name="P19">1. <text:s/>The Chutneyand cream cheese Spread</text:p>
      <text:p text:style-name="P8">Chutney combined with cream cheese makes for a yummy</text:p>
      <text:p text:style-name="P8">There are two ways to serve it:</text:p>
      <text:list xml:id="list5326612223566279450" text:style-name="L2">
        <text:list-header>
          <text:p text:style-name="P16">Place a block of cream cheese on a plate and spoon the chutney of your choice over it. Serve with crackers and a small spreading knife.</text:p>
          <text:p text:style-name="P17"><text:span text:style-name="T12">2. The Chutney and </text:span><text:span text:style-name="T14">Grilled Cheese</text:span></text:p>
        </text:list-header>
        <text:list-item>
          <text:p text:style-name="P16"><text:s/>Spread a layer of chutney on sandwich . Top with thin slices of cheese. A tangy cheese such as a cheddar is a good choice then layer of siles onian and tomatoes,pneer chungs(meat). Broil the sandwich <text:s/>just until the cheese melts and starts to bubble. Serve hot.</text:p>
          <text:p text:style-name="P17"><text:span text:style-name="T12">3. chutny</text:span><text:span text:style-name="T13"> Roasted with veggies/ panner/ meat</text:span></text:p>
        </text:list-item>
      </text:list>
      <text:p text:style-name="P8">Preheat the oven to 400F/204C. </text:p>
      <text:p text:style-name="P9"><text:span text:style-name="T5">Chop the mix veggis like broccoli, onion, mushroom and zucchini, panner etc 1-inch chunks( same with meat but cooking time will differ). Spread a sheet of parchment paper in a roasting pan. In a large bowl, combine the veggies with chutney,2 tsp olive pil and salt as tast, using about 1/4-cup chutney per 2 pounds of vegetables. Transfer to the roasting pan and spread into an even layer. </text:span><text:span text:style-name="T8">Bake in the preheated oven for about 13 minutes, until tender but slightly crisp. Enjoy!</text:span><text:span text:style-name="T5"> </text:span></text:p>
      <text:p text:style-name="P8"/>
      <text:p text:style-name="P8">#body div.footer .section {<text:line-break/><text:tab/>background-color: #9e192b;<text:line-break/>(#c60340- #footer {<text:line-break/><text:soft-page-break/><text:tab/>background-color: #cb3362;<text:line-break/>)</text:p>
      <text:p text:style-name="P10"><text:span text:style-name="T6">main img size </text:span><text:span text:style-name="T16">width</text:span><text:span text:style-name="T17">: 1045px;</text:span></text:p>
      <text:list xml:id="list1110758886140520936" text:style-name="L3">
        <text:list-item>
          <text:p text:style-name="P18"><text:span text:style-name="T15">height</text:span>: 612px;</text:p>
        </text:list-item>
      </text:list>
      <text:list xml:id="list9221078499452120040" text:style-name="L4">
        <text:list-header>
          <text:p text:style-name="P20">h 260</text:p>
        </text:list-header>
        <text:list-item>
          <text:p text:style-name="P20">w 330</text:p>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ucida Console', 'Courier New', monospace"/>
    <style:font-face style:name="Gotham" svg:font-family="Gotham, 'Helvetica Neue', Helvetica, arial, 'sans serif'"/>
    <style:font-face style:name="OpenSymbol" svg:font-family="OpenSymbol"/>
    <style:font-face style:name="Roboto1" svg:font-family="Roboto, 'Source Sans Pro', Helvetica, Arial, sans-serif"/>
    <style:font-face style:name="Roboto" svg:font-family="Roboto, arial, sans-serif"/>
    <style:font-face style:name="Roboto2" svg:font-family="Roboto, sans-serif"/>
    <style:font-face style:name="Segoe UI" svg:font-family="'Segoe UI', Tahoma, sans-serif"/>
    <style:font-face style:name="Tahoma1" svg:font-family="Tahoma"/>
    <style:font-face style:name="Work Sans" svg:font-family="'Work Sans'"/>
    <style:font-face style:name="calibri" svg:font-family="calibri"/>
    <style:font-face style:name="effra" svg:font-family="effra, Avenir,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47M48S</meta:editing-duration>
    <meta:editing-cycles>61</meta:editing-cycles>
    <meta:generator>OpenOffice/4.1.1$Win32 OpenOffice.org_project/411m6$Build-9775</meta:generator>
    <dc:date>2018-01-16T18:23:08.21</dc:date>
    <dc:creator>rupali la forge</dc:creator>
    <meta:document-statistic meta:table-count="0" meta:image-count="0" meta:object-count="0" meta:page-count="8" meta:paragraph-count="239" meta:word-count="2139" meta:character-count="12256"/>
    <meta:user-defined meta:name="Info 1"/>
    <meta:user-defined meta:name="Info 2"/>
    <meta:user-defined meta:name="Info 3"/>
    <meta:user-defined meta:name="Info 4"/>
  </office:meta>
</office:document-meta>
</file>